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2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row table:style-name="ro1">
          <table:table-cell table:formula="of:=SUM([.C1:.G1])" office:value-type="float" office:value="32" calcext:value-type="float">
            <text:p>3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reg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" calcext:value-type="float">
            <text:p>1</text:p>
          </table:table-cell>
          <table:table-cell table:style-name="ce2" table:formula="of:=DEC2BIN([.B3]; [.C$1])" office:value-type="string" office:string-value="0001" calcext:value-type="string">
            <text:p>0001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2</text:p>
          </table:table-cell>
          <table:table-cell table:style-name="ce3" office:value-type="string" calcext:value-type="string">
            <text:p>00 = b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1 = [R2 + #]</text:p>
          </table:table-cell>
          <table:table-cell office:value-type="string" calcext:value-type="string">
            <text:p>load from memo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DEC2BIN([.L3]; [.M$1])" office:value-type="string" office:string-value="001" calcext:value-type="string">
            <text:p>001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01 = w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table:formula="of:=DEC2BIN([.L4]; [.M$1])" office:value-type="string" office:string-value="010" calcext:value-type="string">
            <text:p>010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10 = dw</text:p>
          </table:table-cell>
          <table:table-cell table:style-name="ce3"/>
          <table:table-cell table:number-columns-repeated="4"/>
          <table:table-cell office:value-type="float" office:value="3" calcext:value-type="float">
            <text:p>3</text:p>
          </table:table-cell>
          <table:table-cell table:style-name="ce2" table:formula="of:=DEC2BIN([.L5]; [.M$1])" office:value-type="string" office:string-value="011" calcext:value-type="string">
            <text:p>011</text:p>
          </table:table-cell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office:value-type="float" office:value="4" calcext:value-type="float">
            <text:p>4</text:p>
          </table:table-cell>
          <table:table-cell table:style-name="ce2" table:formula="of:=DEC2BIN([.L6]; [.M$1])" office:value-type="string" office:string-value="100" calcext:value-type="string">
            <text:p>100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2" calcext:value-type="float">
            <text:p>2</text:p>
          </table:table-cell>
          <table:table-cell table:style-name="ce2" table:formula="of:=DEC2BIN([.B7]; [.C$1])" office:value-type="string" office:string-value="0010" calcext:value-type="string">
            <text:p>0010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2</text:p>
          </table:table-cell>
          <table:table-cell table:style-name="ce3"/>
          <table:table-cell office:value-type="string" calcext:value-type="string">
            <text:p>address</text:p>
          </table:table-cell>
          <table:table-cell office:value-type="string" calcext:value-type="string">
            <text:p>[R2 + #] = R1</text:p>
          </table:table-cell>
          <table:table-cell office:value-type="string" calcext:value-type="string">
            <text:p>store to memor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formula="of:=DEC2BIN([.L7]; [.M$1])" office:value-type="string" office:string-value="101" calcext:value-type="string">
            <text:p>101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5"/>
          <table:table-cell office:value-type="float" office:value="6" calcext:value-type="float">
            <text:p>6</text:p>
          </table:table-cell>
          <table:table-cell table:style-name="ce2" table:formula="of:=DEC2BIN([.L8]; [.M$1])" office:value-type="string" office:string-value="110" calcext:value-type="string">
            <text:p>110</text:p>
          </table:table-cell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  <table:table-cell office:value-type="float" office:value="7" calcext:value-type="float">
            <text:p>7</text:p>
          </table:table-cell>
          <table:table-cell table:style-name="ce2" table:formula="of:=DEC2BIN([.L9]; [.M$1])" office:value-type="string" office:string-value="111" calcext:value-type="string">
            <text:p>111</text:p>
          </table:table-cell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style-name="ce2" table:formula="of:=DEC2BIN([.L10]; [.M$1])" office:value-type="string" office:string-value="000" calcext:value-type="string">
            <text:p>000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table:style-name="ce2" table:formula="of:=DEC2BIN([.B11]; [.C$1])" office:value-type="string" office:string-value="0011" calcext:value-type="string">
            <text:p>0011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2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R1 = R2 + #</text:p>
          </table:table-cell>
          <table:table-cell office:value-type="string" calcext:value-type="string">
            <text:p>register is register plus value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table:style-name="ce2" table:formula="of:=DEC2BIN([.B13]; [.C$1])" office:value-type="string" office:string-value="0100" calcext:value-type="string">
            <text:p>0100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2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R1 = R2 + #</text:p>
          </table:table-cell>
          <table:table-cell office:value-type="string" calcext:value-type="string">
            <text:p>register is register minus value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je</text:p>
          </table:table-cell>
          <table:table-cell office:value-type="float" office:value="5" calcext:value-type="float">
            <text:p>5</text:p>
          </table:table-cell>
          <table:table-cell table:style-name="ce2" table:formula="of:=DEC2BIN([.B15]; [.C$1])" office:value-type="string" office:string-value="0101" calcext:value-type="string">
            <text:p>0101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2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R1 == R2</text:p>
          </table:table-cell>
          <table:table-cell office:value-type="string" calcext:value-type="string">
            <text:p>pc is value if R1 == R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jg</text:p>
          </table:table-cell>
          <table:table-cell office:value-type="float" office:value="6" calcext:value-type="float">
            <text:p>6</text:p>
          </table:table-cell>
          <table:table-cell table:style-name="ce2" table:formula="of:=DEC2BIN([.B17]; [.C$1])" office:value-type="string" office:string-value="0110" calcext:value-type="string">
            <text:p>0110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2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R1 &lt; R2</text:p>
          </table:table-cell>
          <table:table-cell office:value-type="string" calcext:value-type="string">
            <text:p>pc is value if R1 &lt; R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j</text:p>
          </table:table-cell>
          <table:table-cell office:value-type="float" office:value="7" calcext:value-type="float">
            <text:p>7</text:p>
          </table:table-cell>
          <table:table-cell table:style-name="ce2" table:formula="of:=DEC2BIN([.B19]; [.C$1])" office:value-type="string" office:string-value="0111" calcext:value-type="string">
            <text:p>0111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2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R1 &gt; R2</text:p>
          </table:table-cell>
          <table:table-cell office:value-type="string" calcext:value-type="string">
            <text:p>pc is value if R1 &gt; R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jle</text:p>
          </table:table-cell>
          <table:table-cell office:value-type="float" office:value="8" calcext:value-type="float">
            <text:p>8</text:p>
          </table:table-cell>
          <table:table-cell table:style-name="ce2" table:formula="of:=DEC2BIN([.B21]; [.C$1])" office:value-type="string" office:string-value="1000" calcext:value-type="string">
            <text:p>1000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2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R1 &lt;= R2</text:p>
          </table:table-cell>
          <table:table-cell office:value-type="string" calcext:value-type="string">
            <text:p>pc is value if R1 &lt;= R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jge</text:p>
          </table:table-cell>
          <table:table-cell office:value-type="float" office:value="9" calcext:value-type="float">
            <text:p>9</text:p>
          </table:table-cell>
          <table:table-cell table:style-name="ce2" table:formula="of:=DEC2BIN([.B23]; [.C$1])" office:value-type="string" office:string-value="1001" calcext:value-type="string">
            <text:p>1001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2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R1 &gt;= R2</text:p>
          </table:table-cell>
          <table:table-cell office:value-type="string" calcext:value-type="string">
            <text:p>pc is value if R1 =&gt; R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" calcext:value-type="float">
            <text:p>10</text:p>
          </table:table-cell>
          <table:table-cell table:style-name="ce2" table:formula="of:=DEC2BIN([.B25]; [.C$1])" office:value-type="string" office:string-value="1010" calcext:value-type="string">
            <text:p>1010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2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R1 = R &amp; R2</text:p>
          </table:table-cell>
          <table:table-cell table:number-columns-repeated="5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1,r0,1000</text:p>
          </table:table-cell>
          <table:table-cell table:number-columns-repeated="2"/>
          <table:table-cell office:value-type="string" calcext:value-type="string">
            <text:p>li</text:p>
          </table:table-cell>
          <table:table-cell office:value-type="string" calcext:value-type="string">
            <text:p>r1,1000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3"/>
          <table:table-cell office:value-type="string" calcext:value-type="string">
            <text:p>loo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1,r0,1</text:p>
          </table:table-cell>
          <table:table-cell table:number-columns-repeated="2"/>
          <table:table-cell office:value-type="string" calcext:value-type="string">
            <text:p>subi</text:p>
          </table:table-cell>
          <table:table-cell office:value-type="string" calcext:value-type="string">
            <text:p>r1,1</text:p>
          </table:table-cell>
        </table:table-row>
        <table:table-row table:style-name="ro1">
          <table:table-cell/>
          <table:table-cell office:value-type="string" calcext:value-type="string">
            <text:p>cjg</text:p>
          </table:table-cell>
          <table:table-cell office:value-type="string" calcext:value-type="string">
            <text:p>r1,r0,loop</text:p>
          </table:table-cell>
          <table:table-cell table:number-columns-repeated="2"/>
          <table:table-cell office:value-type="string" calcext:value-type="string">
            <text:p>cgz</text:p>
          </table:table-cell>
          <table:table-cell office:value-type="string" calcext:value-type="string">
            <text:p>r1,loop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je</text:p>
          </table:table-cell>
          <table:table-cell office:value-type="string" calcext:value-type="string">
            <text:p>r0,r0,exit</text:p>
          </table:table-cell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table:number-columns-repeated="3"/>
          <table:table-cell office:value-type="string" calcext:value-type="string">
            <text:p>ex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20:37:28.474230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18:49:48.821125788</meta:creation-date>
    <dc:date>2026-03-30T20:39:40.002111611</dc:date>
    <meta:editing-duration>PT1H20M10S</meta:editing-duration>
    <meta:editing-cycles>30</meta:editing-cycles>
    <meta:generator>LibreOffice/25.8.5.2$Linux_X86_64 LibreOffice_project/580$Build-2</meta:generator>
    <meta:document-statistic meta:table-count="2" meta:cell-count="126" meta:object-count="0"/>
  </office:meta>
</office:document-meta>
</file>